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D2000000438AF51FCDCCD49D9B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10.95cm, 51.59cm, 5.316cm, 12.653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18.39cm" svg:height="11.36cm" svg:x="1.5cm" svg:y="1.34cm">
          <draw:image xlink:href="Pictures/1000000000000D2000000438AF51FCDCCD49D9B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4-02T17:12:37.636790355</dc:date>
    <meta:editing-duration>PT1M5S</meta:editing-duration>
    <meta:editing-cycles>1</meta:editing-cycles>
    <meta:document-statistic meta:object-count="1"/>
    <meta:generator>LibreOffice/5.1.6.2$Linux_X86_64 LibreOffice_project/10m0$Build-2</meta:generator>
  </office:meta>
</office:document-meta>
</file>